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f87e" officeooo:paragraph-rsid="0003f8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3f87e" officeooo:paragraph-rsid="0003f87e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3f87e" officeooo:paragraph-rsid="0003f87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3f87e" officeooo:paragraph-rsid="0003f87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3f87e" officeooo:paragraph-rsid="000645f5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273e"/>
    </style:style>
    <style:style style:name="T3" style:family="text">
      <style:text-properties officeooo:rsid="0006240b"/>
    </style:style>
    <style:style style:name="T4" style:family="text">
      <style:text-properties officeooo:rsid="000645f5"/>
    </style:style>
    <style:style style:name="T5" style:family="text">
      <style:text-properties officeooo:rsid="00097b62"/>
    </style:style>
    <style:style style:name="T6" style:family="text">
      <style:text-properties officeooo:rsid="000ee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ing Fortran using Python and <text:span text:style-name="T6">Literate Programming</text:span></text:p>
      <text:p text:style-name="P2">Paul Bartholomew and Sylvain Laizet</text:p>
      <text:p text:style-name="P3"/>
      <text:p text:style-name="P5">Xcompact3d is a high-performance CFD code for simulating turbulent flows. These flows require resolving a wide range of scales for which compact finite differences are well suited with so-called ‘<text:span text:style-name="T1">quasi-spectral</text:span>’ accuracy, combined with a compact stencil making them computationally efficient. <text:span text:style-name="T4">As part of an EPCC-funded</text:span> project to implement a free-surface solver in Xcompact3d, <text:span text:style-name="T4">new differencing schemes capable of resolving the discontinuous changes in field variables without introducing spurious oscillations were required, to this end a fifth-order WENO scheme was implemented.</text:span></text:p>
      <text:p text:style-name="P4"/>
      <text:p text:style-name="P4">In this talk I will present the approach followed to implement the WENO scheme, rather than <text:span text:style-name="T5">write</text:span> it directly <text:span text:style-name="T5">in</text:span> the <text:span text:style-name="T5">Xcompact3d </text:span>source code, it was written as a ‘<text:span text:style-name="T1">literate program</text:span>’. This allows the <text:s/>description of the program and its implementation to be <text:span text:style-name="T3">interleaved</text:span>, easing review and understanding of the code. Furthermore by developing it externally it was trivial to develop it as a stand-alone module which could then be wrapped with f2py to quickly test the implementation – this all implemented within the same document. <text:span text:style-name="T2">Once satisfied with the implementation, the exported Fortran code could then be integrated with the Xcompact3d code base with minimal chan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00:29.583436259</meta:creation-date>
    <dc:date>2019-05-01T10:09:26.001604190</dc:date>
    <meta:editing-duration>PT23M2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98" meta:character-count="1339" meta:non-whitespace-character-count="1143"/>
  </office:meta>
</office:document-meta>
</file>